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75ba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1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" svg:stroke-width="0.019cm" svg:stroke-color="#000000" draw:marker-start="" draw:marker-start-width="0.229cm" draw:marker-start-center="false" draw:marker-end="Arrow_20_concav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5ba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MS Gothic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T2" style:family="text">
      <style:text-properties fo:color="#0075ba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3" style:family="text">
      <style:text-properties fo:color="#0075ba" style:text-outline="false" style:text-line-through-style="none" style:text-line-through-type="none" style:text-position="-33% 58%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796cm" svg:y1="14.598cm" svg:x2="8.796cm" svg:y2="14.952cm">
            <text:p/>
          </draw:line>
          <draw:rect draw:style-name="gr2" draw:text-style-name="P3" draw:layer="layout" svg:width="0.98cm" svg:height="0.47cm" svg:x="5.053cm" svg:y="15.035cm">
            <text:p text:style-name="P2"><text:span text:style-name="T1">...,...</text:span></text:p>
          </draw:rect>
          <draw:rect draw:style-name="gr2" draw:text-style-name="P3" draw:layer="layout" svg:width="0.981cm" svg:height="0.47cm" svg:x="14.043cm" svg:y="15.035cm">
            <text:p text:style-name="P2"><text:span text:style-name="T1">...,...</text:span></text:p>
          </draw:rect>
          <draw:line draw:style-name="gr3" draw:text-style-name="P4" draw:layer="layout" svg:x1="5.521cm" svg:y1="14.478cm" svg:x2="5.521cm" svg:y2="15.047cm">
            <text:p/>
          </draw:line>
          <draw:line draw:style-name="gr3" draw:text-style-name="P4" draw:layer="layout" svg:x1="14.518cm" svg:y1="14.479cm" svg:x2="14.518cm" svg:y2="15.051cm">
            <text:p/>
          </draw:line>
          <draw:frame draw:style-name="gr4" draw:text-style-name="P6" draw:layer="layout" svg:width="0.981cm" svg:height="0.701cm" svg:x="8.436cm" svg:y="14.148cm">
            <draw:text-box>
              <text:p text:style-name="P5"><text:span text:style-name="T2">M</text:span><text:span text:style-name="T3">1</text:span></text:p>
            </draw:text-box>
          </draw:frame>
          <draw:frame draw:style-name="gr5" draw:text-style-name="P7" draw:layer="layout" svg:width="0.708cm" svg:height="0.63cm" svg:x="3.169cm" svg:y="14.898cm">
            <draw:text-box>
              <text:p text:style-name="P5"><text:span text:style-name="T4">0</text:span></text:p>
            </draw:text-box>
          </draw:frame>
          <draw:line draw:style-name="gr6" draw:text-style-name="P8" draw:layer="layout" svg:x1="3.525cm" svg:y1="14.633cm" svg:x2="3.525cm" svg:y2="14.898cm">
            <text:p/>
          </draw:line>
          <draw:line draw:style-name="gr7" draw:text-style-name="P8" draw:layer="layout" svg:x1="4.522cm" svg:y1="14.677cm" svg:x2="4.522cm" svg:y2="14.854cm">
            <text:p/>
          </draw:line>
          <draw:line draw:style-name="gr7" draw:text-style-name="P8" draw:layer="layout" svg:x1="5.521cm" svg:y1="14.677cm" svg:x2="5.521cm" svg:y2="14.854cm">
            <text:p/>
          </draw:line>
          <draw:line draw:style-name="gr7" draw:text-style-name="P8" draw:layer="layout" svg:x1="6.521cm" svg:y1="14.677cm" svg:x2="6.521cm" svg:y2="14.854cm">
            <text:p/>
          </draw:line>
          <draw:line draw:style-name="gr7" draw:text-style-name="P8" draw:layer="layout" svg:x1="7.522cm" svg:y1="14.677cm" svg:x2="7.522cm" svg:y2="14.854cm">
            <text:p/>
          </draw:line>
          <draw:line draw:style-name="gr7" draw:text-style-name="P8" draw:layer="layout" svg:x1="8.518cm" svg:y1="14.677cm" svg:x2="8.518cm" svg:y2="14.854cm">
            <text:p/>
          </draw:line>
          <draw:line draw:style-name="gr7" draw:text-style-name="P8" draw:layer="layout" svg:x1="9.52cm" svg:y1="14.677cm" svg:x2="9.52cm" svg:y2="14.854cm">
            <text:p/>
          </draw:line>
          <draw:line draw:style-name="gr7" draw:text-style-name="P8" draw:layer="layout" svg:x1="10.519cm" svg:y1="14.677cm" svg:x2="10.519cm" svg:y2="14.854cm">
            <text:p/>
          </draw:line>
          <draw:line draw:style-name="gr7" draw:text-style-name="P8" draw:layer="layout" svg:x1="11.518cm" svg:y1="14.677cm" svg:x2="11.518cm" svg:y2="14.854cm">
            <text:p/>
          </draw:line>
          <draw:line draw:style-name="gr7" draw:text-style-name="P8" draw:layer="layout" svg:x1="12.518cm" svg:y1="14.677cm" svg:x2="12.518cm" svg:y2="14.854cm">
            <text:p/>
          </draw:line>
          <draw:frame draw:style-name="gr5" draw:text-style-name="P7" draw:layer="layout" svg:width="0.708cm" svg:height="0.63cm" svg:x="13.161cm" svg:y="14.898cm">
            <draw:text-box>
              <text:p text:style-name="P5"><text:span text:style-name="T4">1</text:span></text:p>
            </draw:text-box>
          </draw:frame>
          <draw:line draw:style-name="gr6" draw:text-style-name="P8" draw:layer="layout" svg:x1="13.518cm" svg:y1="14.633cm" svg:x2="13.518cm" svg:y2="14.898cm">
            <text:p/>
          </draw:line>
          <draw:line draw:style-name="gr7" draw:text-style-name="P8" draw:layer="layout" svg:x1="14.518cm" svg:y1="14.677cm" svg:x2="14.518cm" svg:y2="14.854cm">
            <text:p/>
          </draw:line>
          <draw:line draw:style-name="gr7" draw:text-style-name="P8" draw:layer="layout" svg:x1="15.517cm" svg:y1="14.677cm" svg:x2="15.517cm" svg:y2="14.854cm">
            <text:p/>
          </draw:line>
          <draw:line draw:style-name="gr7" draw:text-style-name="P8" draw:layer="layout" svg:x1="16.514cm" svg:y1="14.677cm" svg:x2="16.514cm" svg:y2="14.854cm">
            <text:p/>
          </draw:line>
          <draw:line draw:style-name="gr8" draw:text-style-name="P9" draw:layer="layout" svg:x1="3.518cm" svg:y1="14.77cm" svg:x2="17.758cm" svg:y2="14.7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5:27:40.776447271</meta:creation-date>
    <dc:date>2018-01-31T15:28:21.535958127</dc:date>
    <meta:editing-duration>PT41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